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c.setSrc( String di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.setKeepgenerated( String newKeepgener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.getKeepgener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.setManifest( String manifest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.setClasspath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.setDescriptors( String di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.setDest( String di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c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